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6.81cm"/>
    </style:style>
    <style:style style:name="gr3" style:family="graphic" style:parent-style-name="standard">
      <style:graphic-properties draw:stroke="none" draw:fill="none" fo:min-height="13.618cm"/>
    </style:style>
    <style:style style:name="gr4" style:family="graphic" style:parent-style-name="standard">
      <style:graphic-properties svg:stroke-width="0.152cm" svg:stroke-color="#008080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draw:fill="none" fo:min-height="14.158cm"/>
    </style:style>
    <style:style style:name="gr6" style:family="graphic" style:parent-style-name="standard">
      <style:graphic-properties draw:stroke="none" draw:fill="none" fo:min-height="0.963cm"/>
    </style:style>
    <style:style style:name="gr7" style:family="graphic" style:parent-style-name="standard">
      <style:graphic-properties draw:fill="solid" draw:fill-color="#99ccff" draw:opacity="100%" draw:textarea-horizontal-align="justify" draw:textarea-vertical-align="middle" draw:auto-grow-height="false" draw:shadow-opacity="100%"/>
    </style:style>
    <style:style style:name="gr8" style:family="graphic" style:parent-style-name="standard">
      <style:graphic-properties draw:stroke="none" draw:fill="none" fo:min-height="10.672cm"/>
    </style:style>
    <style:style style:name="gr9" style:family="graphic" style:parent-style-name="standard">
      <style:graphic-properties draw:stroke="none" draw:fill="none" fo:min-height="1.061cm"/>
    </style:style>
    <style:style style:name="gr10" style:family="graphic" style:parent-style-name="standard">
      <style:graphic-properties draw:stroke="none" draw:fill="none" fo:min-height="2.912cm"/>
    </style:style>
    <style:style style:name="gr11" style:family="graphic" style:parent-style-name="standard">
      <style:graphic-properties draw:stroke="none" draw:fill="none" fo:min-height="5.722cm"/>
    </style:style>
    <style:style style:name="gr12" style:family="graphic" style:parent-style-name="standard">
      <style:graphic-properties draw:opacity="100%" draw:textarea-horizontal-align="justify" draw:textarea-vertical-align="middle" draw:auto-grow-height="false" draw:shadow-opacity="100%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555cm" fo:min-width="0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knowit-template-subtitle">
      <style:graphic-properties draw:fill-color="#ffffff" fo:min-height="17.685cm"/>
    </style:style>
    <style:style style:name="pr2" style:family="presentation" style:parent-style-name="knowit-template-notes">
      <style:graphic-properties draw:fill-color="#ffffff" draw:auto-grow-height="true" fo:min-height="12.573cm"/>
    </style:style>
    <style:style style:name="pr3" style:family="presentation" style:parent-style-name="knowit-template-notes">
      <style:graphic-properties draw:fill-color="#ffffff" fo:min-height="12.322cm"/>
    </style:style>
    <style:style style:name="pr4" style:family="presentation" style:parent-style-name="knowit-template-title">
      <style:graphic-properties fo:min-height="3.256cm"/>
    </style:style>
    <style:style style:name="pr5" style:family="presentation" style:parent-style-name="knowit-template-outline1">
      <style:graphic-properties fo:min-height="13.609cm"/>
    </style:style>
    <style:style style:name="pr6" style:family="presentation" style:parent-style-name="knowit-template-outline1">
      <style:graphic-properties fo:min-height="13.61cm"/>
    </style:style>
    <style:style style:name="pr7" style:family="presentation" style:parent-style-name="knowit-template-title">
      <style:graphic-properties draw:auto-grow-height="true" fo:min-height="3.507cm"/>
    </style:style>
    <style:style style:name="pr8" style:family="presentation" style:parent-style-name="knowit-template-outline1">
      <style:graphic-properties draw:stroke="none" draw:fill="none" fo:min-height="1.268cm"/>
    </style:style>
    <style:style style:name="pr9" style:family="presentation" style:parent-style-name="knowit-template-title">
      <style:graphic-properties draw:auto-grow-height="true" fo:min-height="18.848cm"/>
    </style:style>
    <style:style style:name="pr10" style:family="presentation" style:parent-style-name="knowit-template-title">
      <style:graphic-properties draw:fill-color="#ffffff" fo:min-height="3.256cm"/>
    </style:style>
    <style:style style:name="pr11" style:family="presentation" style:parent-style-name="knowit-template-outline1">
      <style:graphic-properties draw:fill-color="#ffffff" fo:min-height="13.61cm"/>
    </style:style>
    <style:style style:name="pr12" style:family="presentation" style:parent-style-name="knowit-template-title">
      <style:graphic-properties draw:fill-color="#ffffff" draw:auto-grow-height="true" fo:min-height="3.507cm"/>
    </style:style>
    <style:style style:name="P1" style:family="paragraph">
      <style:paragraph-properties fo:text-align="justify"/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3" style:family="paragraph">
      <style:paragraph-properties fo:text-align="center" style:text-autospace="none"/>
    </style:style>
    <style:style style:name="P4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GillSans" style:font-family-generic="swiss" fo:font-size="42pt" style:font-family-asian="GillSans" style:font-family-generic-asian="swiss" style:font-size-asian="42pt" style:font-family-complex="GillSans" style:font-family-generic-complex="swiss" style:font-size-complex="23.7999992370605pt"/>
    </style:style>
    <style:style style:name="P5" style:family="paragraph">
      <style:text-properties fo:font-size="20pt"/>
    </style:style>
    <style:style style:name="P6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Arial" style:font-family-generic="swiss" style:font-pitch="variable" fo:font-size="36pt" style:font-family-asian="GillSans" style:font-family-generic-asian="swiss" style:font-size-asian="36pt" style:font-family-complex="GillSans" style:font-family-generic-complex="swiss" style:font-size-complex="36pt"/>
    </style:style>
    <style:style style:name="P7" style:family="paragraph">
      <style:text-properties fo:font-size="36pt" style:font-size-asian="36pt" style:font-size-complex="36pt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24pt" style:font-size-asian="24pt" style:font-size-complex="24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P13" style:family="paragraph">
      <style:paragraph-properties fo:line-height="95%"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14" style:family="paragraph">
      <style:paragraph-properties fo:line-height="95%"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Monaco" style:font-family-generic="modern" style:font-pitch="fixed" fo:font-size="18pt"/>
    </style:style>
    <style:style style:name="P15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12.5pt" style:font-weight-complex="bold"/>
    </style:style>
    <style:style style:name="P16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18pt" fo:font-weight="bold" style:font-weight-asian="bold" style:font-weight-complex="bold"/>
    </style:style>
    <style:style style:name="P1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style:paragraph-properties style:text-autospace="none"/>
    </style:style>
    <style:style style:name="P19" style:family="paragraph">
      <style:paragraph-properties style:text-autospace="none"/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P20" style:family="paragraph">
      <style:paragraph-properties fo:margin-left="0cm" fo:margin-right="0cm" fo:text-indent="0cm"/>
    </style:style>
    <style:style style:name="P21" style:family="paragraph">
      <style:paragraph-properties fo:margin-left="0cm" fo:margin-right="0cm" fo:text-indent="0cm"/>
      <style:text-properties fo:font-size="60pt" fo:font-weight="bold" style:font-size-asian="60pt" style:font-weight-asian="bold" style:font-size-complex="60pt" style:font-weight-complex="bold"/>
    </style:style>
    <style:style style:name="P22" style:family="paragraph">
      <style:paragraph-properties fo:margin-left="0cm" fo:margin-right="0cm" fo:text-indent="0cm"/>
      <style:text-properties fo:font-size="20pt"/>
    </style:style>
    <style:style style:name="P23" style:family="paragraph">
      <style:text-properties fo:font-family="'Bookman Old Style'" style:font-family-generic="roman" style:font-pitch="variable" fo:font-size="400pt" style:font-size-asian="400pt" style:font-size-complex="400pt"/>
    </style:style>
    <style:style style:name="P24" style:family="paragraph">
      <style:paragraph-properties fo:margin-left="1.2cm" fo:margin-right="0cm" fo:text-indent="-0.9cm"/>
    </style:style>
    <style:style style:name="P25" style:family="paragraph">
      <style:paragraph-properties fo:margin-left="2.4cm" fo:margin-right="0cm" fo:margin-top="0cm" fo:margin-bottom="0.4cm" fo:line-height="100%" fo:text-align="start" fo:text-indent="-0.9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6" style:family="paragraph">
      <style:paragraph-properties fo:margin-left="3.6cm" fo:margin-right="0cm" fo:margin-top="0cm" fo:margin-bottom="0.3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7" style:family="paragraph">
      <style:paragraph-properties fo:margin-top="0cm" fo:margin-bottom="0cm" style:text-autospace="none"/>
    </style:style>
    <style:style style:name="P28" style:family="paragraph">
      <style:paragraph-properties fo:margin-top="0cm" fo:margin-bottom="0cm"/>
      <style:text-properties fo:color="#000000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family="GillSans" style:font-family-generic="swiss" fo:font-size="42pt" style:font-family-asian="GillSans" style:font-family-generic-asian="swiss" style:font-size-asian="42pt" style:font-family-complex="GillSans" style:font-family-generic-complex="swiss" style:font-size-complex="23.7999992370605pt"/>
    </style:style>
    <style:style style:name="T3" style:family="text">
      <style:text-properties fo:color="#000000" fo:font-family="Arial" style:font-family-generic="swiss" style:font-pitch="variable" fo:font-size="36pt" style:font-family-asian="GillSans" style:font-family-generic-asian="swiss" style:font-size-asian="36pt" style:font-family-complex="GillSans" style:font-family-generic-complex="swiss" style:font-size-complex="36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style:text-position="super 58%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T8" style:family="text">
      <style:text-properties fo:color="#7f0055"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T9" style:family="text">
      <style:text-properties fo:color="#0000c0" fo:font-family="Monaco" style:font-family-generic="modern" style:font-pitch="fixed" fo:font-size="15pt" fo:font-weight="bold" style:font-family-asian="Monaco" style:font-family-generic-asian="modern" style:font-pitch-asian="fixed" style:font-size-asian="15pt" style:font-weight-asian="bold" style:font-family-complex="Monaco" style:font-family-generic-complex="modern" style:font-pitch-complex="fixed" style:font-size-complex="15pt" style:font-weight-complex="bold"/>
    </style:style>
    <style:style style:name="T10" style:family="text">
      <style:text-properties fo:color="#4c4c4c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CourierNewPS-BoldMT" style:font-family-generic-asian="modern" style:font-size-asian="24pt" style:font-style-asian="normal" style:font-weight-asian="bold" style:font-family-complex="CourierNewPS-BoldMT" style:font-family-generic-complex="modern" style:font-size-complex="13.6000003814697pt" style:font-style-complex="normal" style:font-weight-complex="bold" style:text-emphasize="none" style:font-relief="none"/>
    </style:style>
    <style:style style:name="T11" style:family="text">
      <style:text-properties fo:color="#000000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CourierNewPS-BoldMT" style:font-family-generic-asian="modern" style:font-size-asian="24pt" style:font-style-asian="normal" style:font-weight-asian="bold" style:font-family-complex="CourierNewPS-BoldMT" style:font-family-generic-complex="modern" style:font-size-complex="13.6000003814697pt" style:font-style-complex="normal" style:font-weight-complex="bold" style:text-emphasize="none" style:font-relief="none"/>
    </style:style>
    <style:style style:name="T12" style:family="text">
      <style:text-properties fo:color="#8e3e00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CourierNewPS-BoldMT" style:font-family-generic-asian="modern" style:font-size-asian="24pt" style:font-style-asian="normal" style:font-weight-asian="bold" style:font-family-complex="CourierNewPS-BoldMT" style:font-family-generic-complex="modern" style:font-size-complex="13.6000003814697pt" style:font-style-complex="normal" style:font-weight-complex="bold" style:text-emphasize="none" style:font-relief="none"/>
    </style:style>
    <style:style style:name="T13" style:family="text">
      <style:text-properties fo:color="#2300fb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CourierNewPS-BoldMT" style:font-family-generic-asian="modern" style:font-size-asian="24pt" style:font-style-asian="normal" style:font-weight-asian="bold" style:font-family-complex="CourierNewPS-BoldMT" style:font-family-generic-complex="modern" style:font-size-complex="13.6000003814697pt" style:font-style-complex="normal" style:font-weight-complex="bold" style:text-emphasize="none" style:font-relief="none"/>
    </style:style>
    <style:style style:name="T14" style:family="text">
      <style:text-properties fo:color="#000000" style:text-outline="false" style:text-line-through-style="none" fo:font-family="Monaco" style:font-family-generic="modern" style:font-pitch="fixed" fo:font-size="24pt" fo:font-style="normal" fo:text-shadow="none" style:text-underline-style="none" style:letter-kerning="true" style:font-family-asian="CourierNewPSMT" style:font-family-generic-asian="modern" style:font-pitch-asian="fixed" style:font-size-asian="24pt" style:font-style-asian="normal" style:font-family-complex="CourierNewPSMT" style:font-family-generic-complex="modern" style:font-pitch-complex="fixed" style:font-size-complex="13.6000003814697pt" style:font-style-complex="normal" style:text-emphasize="none" style:font-relief="none"/>
    </style:style>
    <style:style style:name="T15" style:family="text">
      <style:text-properties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12.5pt" style:font-weight-complex="bold"/>
    </style:style>
    <style:style style:name="T16" style:family="text">
      <style:text-properties fo:color="#7f005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12.5pt" style:font-weight-complex="bold"/>
    </style:style>
    <style:style style:name="T17" style:family="text">
      <style:text-properties fo:color="#4c4c4c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13.6000003814697pt" style:font-style-complex="normal" style:font-weight-complex="bold" style:text-emphasize="none" style:font-relief="none"/>
    </style:style>
    <style:style style:name="T18" style:family="text">
      <style:text-properties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13.6000003814697pt" style:font-style-complex="normal" style:font-weight-complex="bold" style:text-emphasize="none" style:font-relief="none"/>
    </style:style>
    <style:style style:name="T19" style:family="text">
      <style:text-properties fo:color="#2300fb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13.6000003814697pt" style:font-style-complex="normal" style:font-weight-complex="bold" style:text-emphasize="none" style:font-relief="none"/>
    </style:style>
    <style:style style:name="T20" style:family="text">
      <style:text-properties style:use-window-font-color="true" style:text-outline="false" style:text-line-through-style="none" fo:font-family="Monaco" style:font-family-generic="modern" style:font-pitch="fixed" fo:font-size="24pt" fo:font-style="normal" fo:text-shadow="none" style:text-underline-style="none" fo:font-weight="bold" style:letter-kerning="true" style:font-family-asian="Monaco" style:font-family-generic-asian="modern" style:font-pitch-asian="fixed" style:font-size-asian="24pt" style:font-style-asian="normal" style:font-weight-asian="bold" style:font-family-complex="Monaco" style:font-family-generic-complex="modern" style:font-pitch-complex="fixed" style:font-size-complex="13.6000003814697pt" style:font-style-complex="normal" style:font-weight-complex="bold" style:text-emphasize="none" style:font-relief="none"/>
    </style:style>
    <style:style style:name="T21" style:family="text">
      <style:text-properties fo:color="#003e85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2" style:family="text">
      <style:text-properties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3" style:family="text">
      <style:text-properties fo:color="#4c4c4c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4" style:family="text">
      <style:text-properties fo:color="#8e3e00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5" style:family="text">
      <style:text-properties fo:color="#ff5e5e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6" style:family="text">
      <style:text-properties fo:color="#2300fb" fo:font-family="Monaco" style:font-family-generic="modern" style:font-pitch="fixed" fo:font-size="24pt" fo:font-weight="bold" style:font-family-asian="Monaco" style:font-family-generic-asian="modern" style:font-pitch-asian="fixed" style:font-size-asian="24pt" style:font-weight-asian="bold" style:font-family-complex="Monaco" style:font-family-generic-complex="modern" style:font-pitch-complex="fixed" style:font-size-complex="24pt" style:font-weight-complex="bold"/>
    </style:style>
    <style:style style:name="T27" style:family="text">
      <style:text-properties fo:color="#000000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28" style:family="text">
      <style:text-properties fo:color="#7f0055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29" style:family="text">
      <style:text-properties fo:color="#2a00ff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0" style:family="text">
      <style:text-properties fo:color="#0000c0" fo:font-family="Monaco" style:font-family-generic="modern" style:font-pitch="fixed" fo:font-size="22pt" fo:font-style="italic" fo:font-weight="bold" style:font-family-asian="Monaco" style:font-family-generic-asian="modern" style:font-pitch-asian="fixed" style:font-size-asian="22pt" style:font-style-asian="italic" style:font-weight-asian="bold" style:font-family-complex="Monaco" style:font-family-generic-complex="modern" style:font-pitch-complex="fixed" style:font-size-complex="22pt" style:font-style-complex="italic" style:font-weight-complex="bold"/>
    </style:style>
    <style:style style:name="T31" style:family="text">
      <style:text-properties fo:color="#3f7f5f" fo:font-family="Monaco" style:font-family-generic="modern" style:font-pitch="fixed" fo:font-size="22pt" fo:font-weight="bold" style:font-family-asian="Monaco" style:font-family-generic-asian="modern" style:font-pitch-asian="fixed" style:font-size-asian="22pt" style:font-weight-asian="bold" style:font-family-complex="Monaco" style:font-family-generic-complex="modern" style:font-pitch-complex="fixed" style:font-size-complex="22pt" style:font-weight-complex="bold"/>
    </style:style>
    <style:style style:name="T32" style:family="text">
      <style:text-properties fo:font-family="'Bookman Old Style'" style:font-family-generic="roman" style:font-pitch="variable" fo:font-size="400pt" style:font-size-asian="400pt" style:font-size-complex="400pt"/>
    </style:style>
    <style:style style:name="T33" style:family="text">
      <style:text-properties fo:font-size="22pt" style:font-size-asian="22pt" style:font-size-complex="22pt"/>
    </style:style>
    <style:style style:name="T34" style:family="text">
      <style:text-properties fo:font-family="Arial" style:font-style-name="Normal" style:font-family-generic="swiss" style:font-pitch="variable" fo:font-size="22pt" style:font-family-asian="Arial" style:font-style-name-asian="Normal" style:font-family-generic-asian="swiss" style:font-pitch-asian="variable" style:font-size-asian="22pt" style:font-family-complex="Arial" style:font-style-name-complex="Normal" style:font-family-generic-complex="swiss" style:font-pitch-complex="variable" style:font-size-complex="22pt"/>
    </style:style>
    <style:style style:name="T35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22pt" style:language-asian="zxx" style:country-asian="none" style:font-style-asian="normal" style:font-weight-asian="normal" style:font-family-complex="'DejaVu Sans'" style:font-family-generic-complex="system" style:font-pitch-complex="variable" style:font-size-complex="22pt" style:language-complex="zxx" style:country-complex="none" style:font-style-complex="normal" style:font-weight-complex="normal" style:text-emphasize="none" style:text-scale="100%" style:font-relief="none"/>
    </style:style>
    <style:style style:name="T36" style:family="text">
      <style:text-properties fo:color="#000000" fo:font-family="'Courier New'" style:font-family-generic="modern" style:font-pitch="fixed" fo:font-size="18pt" fo:font-weight="bold" style:font-family-asian="'Courier New'" style:font-family-generic-asian="modern" style:font-pitch-asian="fixed" style:font-size-asian="18pt" style:font-weight-asian="bold" style:font-family-complex="'Courier New'" style:font-family-generic-complex="modern" style:font-pitch-complex="fixed" style:font-size-complex="18pt" style:font-weight-complex="bold"/>
    </style:style>
    <style:style style:name="T37" style:family="text">
      <style:text-properties fo:color="#000000" style:text-outline="false" style:text-line-through-style="none" fo:font-family="Helvetica" style:font-family-generic="swiss" fo:font-size="22pt" fo:font-style="normal" fo:text-shadow="none" style:text-underline-style="none" fo:font-weight="normal" style:letter-kerning="true" style:font-family-asian="Helvetica" style:font-family-generic-asian="swiss" style:font-size-asian="22pt" style:font-style-asian="normal" style:font-weight-asian="normal" style:font-family-complex="Helvetica" style:font-family-generic-complex="swiss" style:font-size-complex="2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685cm" svg:x="1.4cm" svg:y="0.962cm" presentation:class="subtitle">
          <draw:text-box>
            <text:p><text:span text:style-name="T1">The Scala Programming Languag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>
        <office:forms form:automatic-focus="false" form:apply-design-mode="false"/>
        <draw:frame draw:style-name="gr2" draw:text-style-name="P4" draw:layer="layout" svg:width="27.865cm" svg:height="7.06cm" svg:x="0.135cm" svg:y="7.111cm">
          <draw:text-box>
            <text:p text:style-name="P2"><text:span text:style-name="T2">“</text:span><text:span text:style-name="T2">If I were to pick a language to use today other than Java, it would be Scala.”</text:span></text:p>
            <text:p text:style-name="P2"><text:span text:style-name="T2"/></text:p>
            <text:p text:style-name="P3"><text:span text:style-name="T2">James Gosl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>
        <office:forms form:automatic-focus="false" form:apply-design-mode="false"/>
        <draw:frame draw:style-name="gr3" draw:text-style-name="P6" draw:layer="layout" svg:width="28cm" svg:height="13.868cm" svg:x="0cm" svg:y="3.81cm">
          <draw:text-box>
            <text:p text:style-name="P2"><text:span text:style-name="T3">“</text:span><text:span text:style-name="T3">Scala, it must be stated, is the current heir apparent to the Java throne. No other language on the JVM seems as capable of being a replacement for Java as Scala, and the momentum behind Scala is now unquestionable”.</text:span></text:p>
            <text:p text:style-name="P2"><text:span text:style-name="T3"/></text:p>
            <text:p text:style-name="P3"><text:span text:style-name="T3">Charlies Olivier Nutter - JRuby lea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1T19">
        <office:forms form:automatic-focus="false" form:apply-design-mode="false"/>
        <draw:frame presentation:style-name="pr1" draw:text-style-name="P7" draw:layer="layout" svg:width="25.199cm" svg:height="17.685cm" svg:x="1.4cm" svg:y="0.962cm" presentation:class="subtitle">
          <draw:text-box>
            <text:p><text:span text:style-name="T4">“</text:span><text:span text:style-name="T4">My tip ... for the long term replacement of javac is Scala. I'm very impressed with it! I can honestly say if someone had shown me the Programming in Scala book by by Martin Odersky, Lex Spoon &amp; Bill Venners back in 2003 I'd probably have never created Groovy”.</text:span></text:p>
            <text:p><text:span text:style-name="T4"/></text:p>
            <text:p><text:span text:style-name="T4">James Strache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Todays Agend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ackground</text:p>
              </text:list-item>
              <text:list-item>
                <text:p>Basic syntax (c.f. Java)</text:p>
              </text:list-item>
              <text:list-item>
                <text:p>First class functions</text:p>
              </text:list-item>
              <text:list-item>
                <text:p>Pattern matching</text:p>
              </text:list-item>
              <text:list-item>
                <text:p>OO and traits</text:p>
              </text:list-item>
              <text:list-item>
                <text:p>Functional programming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o invented Scala?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Martin Odersky and team</text:p>
                <text:list>
                  <text:list-item>
                    <text:p>Prof. At EPFL (Lausanne)</text:p>
                  </text:list-item>
                  <text:list-item>
                    <text:p>ACM Fellow</text:p>
                  </text:list-item>
                  <text:list-item>
                    <text:p>Designed Java generics for Sun</text:p>
                  </text:list-item>
                  <text:list-item>
                    <text:p>Authored current Sun Java compiler</text:p>
                  </text:list-item>
                  <text:list-item>
                    <text:p>Open source at <text:a xlink:href="http://www.scala-lang.org/">www.scala-lang.org</text:a></text:p>
                  </text:list-item>
                  <text:list-item>
                    <text:p>Goal: an industrial-strength language, a better Java</text:p>
                  </text:list-item>
                  <text:list-item>
                    <text:p>2.8 be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at is Scala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bject oriented</text:p>
              </text:list-item>
              <text:list-item>
                <text:p>Functional </text:p>
              </text:list-item>
              <text:list-item>
                <text:p>Statically typed</text:p>
              </text:list-item>
              <text:list-item>
                <text:p>Java compatible</text:p>
              </text:list-item>
              <text:list-item>
                <text:p>Concise, extensible, consistent syntax</text:p>
              </text:list-item>
              <text:list-item>
                <text:p>A better Jav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cala is object oriented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Every value is an object</text:p>
              </text:list-item>
              <text:list-item>
                <text:p>Behavior described by</text:p>
                <text:list>
                  <text:list-item>
                    <text:p>classes</text:p>
                  </text:list-item>
                  <text:list-item>
                    <text:p>traits</text:p>
                  </text:list-item>
                </text:list>
              </text:list-item>
              <text:list-item>
                <text:p><text:s/>Behavior composed by</text:p>
                <text:list>
                  <text:list-item>
                    <text:p>Inheritance</text:p>
                  </text:list-item>
                  <text:list-item>
                    <text:p>Mixin-based trait composi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cala is functional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Every function is a value</text:p>
              </text:list-item>
              <text:list-item>
                <text:p>Lightweight syntax for anonymous functions</text:p>
              </text:list-item>
              <text:list-item>
                <text:p>Higher-order functions and methods</text:p>
              </text:list-item>
              <text:list-item>
                <text:p>Nested functions</text:p>
              </text:list-item>
              <text:list-item>
                <text:p>Curried functions</text:p>
              </text:list-item>
              <text:list-item>
                <text:p>List comprehensions</text:p>
              </text:list-item>
              <text:list-item>
                <text:p>Functions can be defined using pattern-matching on the argumen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cala is statically typed</text:p>
          </draw:text-box>
        </draw:frame>
        <draw:frame presentation:style-name="pr6" draw:layer="layout" svg:width="25.199cm" svg:height="13.86cm" svg:x="1.27cm" svg:y="5.08cm" presentation:class="outline" presentation:user-transformed="true">
          <draw:text-box>
            <text:list text:style-name="L2">
              <text:list-item>
                <text:p>Generic classes</text:p>
              </text:list-item>
              <text:list-item>
                <text:p>Local type inference =&gt; most type annotations can be omitted</text:p>
              </text:list-item>
              <text:list-item>
                <text:p>Advanced features of the type system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Java interoperability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Compiles to JVM byte code indistinguishable from that of Java</text:p>
              </text:list-item>
              <text:list-item>
                <text:p>Scala can use Java (and vice versa)</text:p>
                <text:list>
                  <text:list-item>
                    <text:p>instantiate any class</text:p>
                  </text:list-item>
                  <text:list-item>
                    <text:p>call any method</text:p>
                  </text:list-item>
                  <text:list-item>
                    <text:p>implement any Java interface</text:p>
                  </text:list-item>
                  <text:list-item>
                    <text:p>subclass any Java class</text:p>
                  </text:list-item>
                </text:list>
              </text:list-item>
              <text:list-item>
                <text:p>Syntaxes are incompati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cala's heritage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Java:</text:p>
                <text:list>
                  <text:list-item>
                    <text:p>Classes, JVM, exceptions, generics</text:p>
                  </text:list-item>
                </text:list>
              </text:list-item>
              <text:list-item>
                <text:p>Lisp</text:p>
                <text:list>
                  <text:list-item>
                    <text:p>mixins</text:p>
                  </text:list-item>
                </text:list>
              </text:list-item>
              <text:list-item>
                <text:p>Scripting languages:</text:p>
                <text:list>
                  <text:list-item>
                    <text:p>REPL</text:p>
                  </text:list-item>
                  <text:list-item>
                    <text:p>type annotations largely unnecessary</text:p>
                  </text:list-item>
                </text:list>
              </text:list-item>
              <text:list-item>
                <text:p>Smalltalk:</text:p>
                <text:list>
                  <text:list-item>
                    <text:p>objects all the way dow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nowit-template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Scala's heritage (cont'd)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Functional languages (Haskell, ML et al.)</text:p>
                <text:list>
                  <text:list-item>
                    <text:p>1<text:span text:style-name="T5">st</text:span> class functions</text:p>
                  </text:list-item>
                  <text:list-item>
                    <text:p>higher-order methods and functions</text:p>
                  </text:list-item>
                  <text:list-item>
                    <text:p>type inference</text:p>
                  </text:list-item>
                  <text:list-item>
                    <text:p>algebraic types</text:p>
                  </text:list-item>
                  <text:list-item>
                    <text:p>pattern matching</text:p>
                  </text:list-item>
                  <text:list-item>
                    <text:p>side-effect free subset</text:p>
                  </text:list-item>
                  <text:list-item>
                    <text:p>curried functions</text:p>
                  </text:list-item>
                  <text:list-item>
                    <text:p>lazy evaluation (optiona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nowit-template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Unifier</text:p>
          </draw:text-box>
        </draw:frame>
        <draw:frame presentation:style-name="pr8" draw:layer="layout" svg:width="4.526cm" svg:height="1.518cm" svg:x="11.831cm" svg:y="9.824cm">
          <draw:text-box>
            <text:p>Scala</text:p>
          </draw:text-box>
        </draw:frame>
        <draw:frame presentation:style-name="pr8" draw:text-style-name="P9" draw:layer="layout" svg:width="15.24cm" svg:height="1.518cm" svg:x="5.445cm" svg:y="4.197cm">
          <draw:text-box>
            <text:p text:style-name="P8"><text:span text:style-name="T6">Agile with lightweight syntax</text:span></text:p>
          </draw:text-box>
        </draw:frame>
        <draw:frame presentation:style-name="pr8" draw:layer="layout" svg:width="4.52cm" svg:height="1.518cm" svg:x="21.845cm" svg:y="9.912cm">
          <draw:text-box>
            <text:p><text:span text:style-name="T6">Functional</text:span></text:p>
            <text:p/>
          </draw:text-box>
        </draw:frame>
        <draw:frame presentation:style-name="pr8" draw:layer="layout" svg:width="4.526cm" svg:height="1.518cm" svg:x="11.831cm" svg:y="9.824cm">
          <draw:text-box>
            <text:p>Scala</text:p>
          </draw:text-box>
        </draw:frame>
        <draw:frame presentation:style-name="pr8" draw:text-style-name="P10" draw:layer="layout" svg:width="14.74cm" svg:height="1.532cm" svg:x="5.64cm" svg:y="16.51cm">
          <draw:text-box>
            <text:p><text:span text:style-name="T6">Safe and performant with strong typing</text:span></text:p>
          </draw:text-box>
        </draw:frame>
        <draw:frame presentation:style-name="pr8" draw:layer="layout" svg:width="6.35cm" svg:height="1.518cm" svg:x="0.535cm" svg:y="9.897cm">
          <draw:text-box>
            <text:p><text:span text:style-name="T6">Object-oriented</text:span></text:p>
            <text:p/>
          </draw:text-box>
        </draw:frame>
        <draw:line draw:style-name="gr4" draw:text-style-name="P8" draw:layer="layout" svg:x1="13.335cm" svg:y1="5.28cm" svg:x2="13.335cm" svg:y2="9.725cm">
          <text:p/>
        </draw:line>
        <draw:line draw:style-name="gr4" draw:text-style-name="P8" draw:layer="layout" svg:x1="13.335cm" svg:y1="16.41cm" svg:x2="13.335cm" svg:y2="11.33cm">
          <text:p/>
        </draw:line>
        <draw:line draw:style-name="gr4" draw:text-style-name="P8" draw:layer="layout" svg:x1="21.59cm" svg:y1="10.46cm" svg:x2="15.24cm" svg:y2="10.46cm">
          <text:p/>
        </draw:line>
        <draw:line draw:style-name="gr4" draw:text-style-name="P8" draw:layer="layout" svg:x1="6.985cm" svg:y1="10.395cm" svg:x2="11.43cm" svg:y2="10.395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nowit-template">
        <office:forms form:automatic-focus="false" form:apply-design-mode="false"/>
        <draw:frame draw:style-name="gr5" draw:text-style-name="P12" draw:layer="layout" svg:width="22.827cm" svg:height="16.007cm" svg:x="4.478cm" svg:y="-0.368cm">
          <draw:text-box>
            <text:p text:style-name="P11"><text:span text:style-name="T7"/></text:p>
            <text:p text:style-name="P11"><text:span text:style-name="T8">public</text:span><text:span text:style-name="T7"> </text:span><text:span text:style-name="T8">class</text:span><text:span text:style-name="T7"> Person { </text:span></text:p>
            <text:p text:style-name="P11"><text:span text:style-name="T8"><text:s text:c="2"/></text:span><text:span text:style-name="T8">private</text:span><text:span text:style-name="T7"> </text:span><text:span text:style-name="T8">int</text:span><text:span text:style-name="T7"> </text:span><text:span text:style-name="T9">age</text:span><text:span text:style-name="T7">;</text:span></text:p>
            <text:p text:style-name="P11"><text:span text:style-name="T7"><text:s text:c="2"/></text:span><text:span text:style-name="T8">private</text:span><text:span text:style-name="T7"> String </text:span><text:span text:style-name="T9">name</text:span><text:span text:style-name="T7">;</text:span></text:p>
            <text:p text:style-name="P11"><text:span text:style-name="T7"/></text:p>
            <text:p text:style-name="P11"><text:span text:style-name="T7"><text:s text:c="2"/></text:span><text:span text:style-name="T8">public</text:span><text:span text:style-name="T7"> Person(</text:span><text:span text:style-name="T8">int</text:span><text:span text:style-name="T7"> age, String name) {</text:span></text:p>
            <text:p text:style-name="P11"><text:span text:style-name="T7"><text:s text:c="4"/></text:span><text:span text:style-name="T8">this</text:span><text:span text:style-name="T7">.</text:span><text:span text:style-name="T9">age</text:span><text:span text:style-name="T7"> = age;</text:span></text:p>
            <text:p text:style-name="P11"><text:span text:style-name="T7"><text:s text:c="4"/></text:span><text:span text:style-name="T8">this</text:span><text:span text:style-name="T7">.</text:span><text:span text:style-name="T9">name</text:span><text:span text:style-name="T7"> = name;</text:span></text:p>
            <text:p text:style-name="P11"><text:span text:style-name="T7"><text:s text:c="2"/></text:span><text:span text:style-name="T7">}</text:span></text:p>
            <text:p text:style-name="P11"><text:span text:style-name="T7"/></text:p>
            <text:p text:style-name="P11"><text:span text:style-name="T7"><text:s text:c="2"/></text:span><text:span text:style-name="T8">public</text:span><text:span text:style-name="T7"> </text:span><text:span text:style-name="T8">int</text:span><text:span text:style-name="T7"> getAge() { </text:span></text:p>
            <text:p text:style-name="P11"><text:span text:style-name="T8"><text:s text:c="4"/></text:span><text:span text:style-name="T8">return</text:span><text:span text:style-name="T7"> </text:span><text:span text:style-name="T8">this</text:span><text:span text:style-name="T7">.</text:span><text:span text:style-name="T9">age</text:span><text:span text:style-name="T7">; </text:span></text:p>
            <text:p text:style-name="P11"><text:span text:style-name="T7"><text:s text:c="2"/></text:span><text:span text:style-name="T7">}</text:span></text:p>
            <text:p text:style-name="P11"><text:span text:style-name="T7"/></text:p>
            <text:p text:style-name="P11"><text:span text:style-name="T7"><text:s text:c="2"/></text:span><text:span text:style-name="T8">public</text:span><text:span text:style-name="T7"> </text:span><text:span text:style-name="T8">void</text:span><text:span text:style-name="T7"> setAge(</text:span><text:span text:style-name="T8">int</text:span><text:span text:style-name="T7"> age) { </text:span></text:p>
            <text:p text:style-name="P11"><text:span text:style-name="T8"><text:s text:c="4"/></text:span><text:span text:style-name="T8">this</text:span><text:span text:style-name="T7">.</text:span><text:span text:style-name="T9">age</text:span><text:span text:style-name="T7"> = age; </text:span></text:p>
            <text:p text:style-name="P11"><text:span text:style-name="T7"><text:s text:c="2"/></text:span><text:span text:style-name="T7">}</text:span></text:p>
            <text:p text:style-name="P11"><text:span text:style-name="T7"/></text:p>
            <text:p text:style-name="P11"><text:span text:style-name="T7"><text:s text:c="2"/></text:span><text:span text:style-name="T8">public</text:span><text:span text:style-name="T7"> String getName() { </text:span></text:p>
            <text:p text:style-name="P11"><text:span text:style-name="T8"><text:s text:c="4"/></text:span><text:span text:style-name="T8">return</text:span><text:span text:style-name="T7"> </text:span><text:span text:style-name="T8">this</text:span><text:span text:style-name="T7">.</text:span><text:span text:style-name="T9">name</text:span><text:span text:style-name="T7">; </text:span></text:p>
            <text:p text:style-name="P11"><text:span text:style-name="T7"><text:s text:c="2"/></text:span><text:span text:style-name="T7">}</text:span></text:p>
            <text:p text:style-name="P11"><text:span text:style-name="T7"/></text:p>
            <text:p text:style-name="P11"><text:span text:style-name="T7"><text:s text:c="2"/></text:span><text:span text:style-name="T8">public</text:span><text:span text:style-name="T7"> </text:span><text:span text:style-name="T8">void</text:span><text:span text:style-name="T7"> setName(String name) { </text:span></text:p>
            <text:p text:style-name="P11"><text:span text:style-name="T8"><text:s text:c="4"/></text:span><text:span text:style-name="T8">this</text:span><text:span text:style-name="T7">.</text:span><text:span text:style-name="T9">name</text:span><text:span text:style-name="T7"> = name;</text:span></text:p>
            <text:p text:style-name="P11"><text:span text:style-name="T7"><text:s text:c="2"/></text:span><text:span text:style-name="T7">}</text:span></text:p>
            <text:p text:style-name="P11"><text:span text:style-name="T7">}</text:span></text:p>
          </draw:text-box>
        </draw:frame>
        <draw:frame draw:style-name="gr6" draw:text-style-name="P14" draw:layer="layout" svg:width="25.398cm" svg:height="1.213cm" svg:x="0.67cm" svg:y="17.61cm">
          <draw:text-box>
            <text:p text:style-name="P13"><text:span text:style-name="T10">class</text:span><text:span text:style-name="T11"> </text:span><text:span text:style-name="T12">Person</text:span><text:span text:style-name="T11">(</text:span><text:span text:style-name="T10">var</text:span><text:span text:style-name="T11"> </text:span><text:span text:style-name="T13">age</text:span><text:span text:style-name="T11">: </text:span><text:span text:style-name="T12">Int</text:span><text:span text:style-name="T11">,</text:span><text:span text:style-name="T14"> </text:span><text:span text:style-name="T10">var</text:span><text:span text:style-name="T11"> </text:span><text:span text:style-name="T13">name</text:span><text:span text:style-name="T11">: </text:span><text:span text:style-name="T12">String</text:span><text:span text:style-name="T11">)</text:span></text:p>
          </draw:text-box>
        </draw:frame>
        <draw:custom-shape draw:style-name="gr7" draw:text-style-name="P8" draw:layer="layout" svg:width="2.382cm" svg:height="2.084cm" svg:x="11.965cm" svg:y="15.1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nowit-template">
        <office:forms form:automatic-focus="false" form:apply-design-mode="false"/>
        <draw:frame draw:style-name="gr8" draw:text-style-name="P15" draw:layer="layout" svg:width="28.022cm" svg:height="10.922cm" svg:x="0.778cm" svg:y="0.48cm">
          <draw:text-box>
            <text:p text:style-name="P11"><text:span text:style-name="T15"/></text:p>
            <text:p text:style-name="P11"><text:span text:style-name="T15">List&lt;Person&gt; persons = </text:span><text:span text:style-name="T16">... </text:span></text:p>
            <text:p text:style-name="P11"><text:span text:style-name="T15">List&lt;Person&gt; adults = </text:span><text:span text:style-name="T16">new</text:span><text:span text:style-name="T15"> LinkedList&lt;Person&gt;(); List&lt;Person&gt; kids = </text:span><text:span text:style-name="T16">new</text:span><text:span text:style-name="T15"> LinkedList&lt;Person&gt;();</text:span></text:p>
            <text:p text:style-name="P11"><text:span text:style-name="T16">for</text:span><text:span text:style-name="T15"> (Person person : persons) {</text:span></text:p>
            <text:p text:style-name="P11"><text:span text:style-name="T15"><text:s text:c="2"/></text:span><text:span text:style-name="T16">if</text:span><text:span text:style-name="T15"> (person.getAge() &lt; 18) {</text:span></text:p>
            <text:p text:style-name="P11"><text:span text:style-name="T15"><text:s text:c="4"/></text:span><text:span text:style-name="T15">kids.add(person);</text:span></text:p>
            <text:p text:style-name="P11"><text:span text:style-name="T15"><text:s text:c="2"/></text:span><text:span text:style-name="T15">} </text:span><text:span text:style-name="T16">else</text:span><text:span text:style-name="T15"> {</text:span></text:p>
            <text:p text:style-name="P11"><text:span text:style-name="T15"><text:s text:c="4"/></text:span><text:span text:style-name="T15">adults.add(person);</text:span></text:p>
            <text:p text:style-name="P11"><text:span text:style-name="T15"><text:s text:c="2"/></text:span><text:span text:style-name="T15">}</text:span></text:p>
            <text:p text:style-name="P11"><text:span text:style-name="T15">}</text:span></text:p>
          </draw:text-box>
        </draw:frame>
        <draw:frame draw:style-name="gr9" draw:text-style-name="P16" draw:layer="layout" svg:width="25.91cm" svg:height="2.173cm" svg:x="0.635cm" svg:y="16.469cm">
          <draw:text-box>
            <text:p text:style-name="P2"><text:span text:style-name="T17">val</text:span><text:span text:style-name="T18">(</text:span><text:span text:style-name="T19">kids</text:span><text:span text:style-name="T18">, </text:span><text:span text:style-name="T19">adults</text:span><text:span text:style-name="T20">) = persons partition { p =&gt;</text:span></text:p>
            <text:p text:style-name="P2"><text:span text:style-name="T20">p.age &lt; 18}</text:span></text:p>
          </draw:text-box>
        </draw:frame>
        <draw:custom-shape draw:style-name="gr7" draw:text-style-name="P8" draw:layer="layout" svg:width="3.81cm" svg:height="3.333cm" svg:x="12.065cm" svg:y="11.4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nowit-template">
        <office:forms form:automatic-focus="false" form:apply-design-mode="false"/>
        <draw:frame draw:style-name="gr10" draw:text-style-name="P17" draw:layer="layout" svg:width="27.305cm" svg:height="3.162cm" svg:x="0.635cm" svg:y="16.095cm">
          <draw:text-box>
            <text:p text:style-name="P11"><text:span text:style-name="T21">using</text:span><text:span text:style-name="T22">(</text:span><text:span text:style-name="T23">new</text:span><text:span text:style-name="T22"> </text:span><text:span text:style-name="T24">BufferedReader</text:span><text:span text:style-name="T22">(</text:span><text:span text:style-name="T23">new</text:span><text:span text:style-name="T22"> </text:span><text:span text:style-name="T24">FileReader</text:span><text:span text:style-name="T22">(</text:span><text:span text:style-name="T25">"f.txt"</text:span><text:span text:style-name="T22">))) {</text:span></text:p>
            <text:p text:style-name="P11"><text:span text:style-name="T22"><text:s text:c="4"/></text:span><text:span text:style-name="T26">reader</text:span><text:span text:style-name="T22"> =&gt; </text:span><text:span text:style-name="T21">println</text:span><text:span text:style-name="T22">(</text:span><text:span text:style-name="T26">reader</text:span><text:span text:style-name="T22">.</text:span><text:span text:style-name="T21">readLine()</text:span><text:span text:style-name="T22">)</text:span></text:p>
            <text:p text:style-name="P11"><text:span text:style-name="T22">}</text:span></text:p>
          </draw:text-box>
        </draw:frame>
        <draw:frame draw:style-name="gr11" draw:text-style-name="P19" draw:layer="layout" svg:width="27.365cm" svg:height="11.648cm" svg:x="0.635cm" svg:y="0.944cm">
          <draw:text-box>
            <text:p text:style-name="P18"><text:span text:style-name="T27">BufferedReader reader = </text:span><text:span text:style-name="T28">null</text:span><text:span text:style-name="T27">;</text:span></text:p>
            <text:p text:style-name="P18"><text:span text:style-name="T28">try</text:span><text:span text:style-name="T27"> {</text:span></text:p>
            <text:p text:style-name="P18"><text:span text:style-name="T27"><text:s text:c="2"/></text:span><text:span text:style-name="T27">reader = </text:span><text:span text:style-name="T28">new</text:span><text:span text:style-name="T27"> BufferedReader(</text:span><text:span text:style-name="T28">new</text:span><text:span text:style-name="T27"> FileReader(</text:span><text:span text:style-name="T29">"f.txt"</text:span><text:span text:style-name="T27">));</text:span></text:p>
            <text:p text:style-name="P18"><text:span text:style-name="T27"><text:s text:c="2"/></text:span><text:span text:style-name="T27">System.</text:span><text:span text:style-name="T30">out</text:span><text:span text:style-name="T27">.println(reader.readLine());</text:span></text:p>
            <text:p text:style-name="P18"><text:span text:style-name="T27">} </text:span><text:span text:style-name="T28">finally</text:span><text:span text:style-name="T27"> {</text:span></text:p>
            <text:p text:style-name="P18"><text:span text:style-name="T28"><text:s text:c="2"/></text:span><text:span text:style-name="T28">if</text:span><text:span text:style-name="T27"> (reader != </text:span><text:span text:style-name="T28">null</text:span><text:span text:style-name="T27">) {</text:span></text:p>
            <text:p text:style-name="P18"><text:span text:style-name="T28"><text:s text:c="4"/></text:span><text:span text:style-name="T28">try</text:span><text:span text:style-name="T27"> {</text:span></text:p>
            <text:p text:style-name="P18"><text:span text:style-name="T27"><text:s text:c="6"/></text:span><text:span text:style-name="T27">reader.close();</text:span></text:p>
            <text:p text:style-name="P18"><text:span text:style-name="T27"><text:s text:c="4"/></text:span><text:span text:style-name="T27">} </text:span><text:span text:style-name="T28">catch</text:span><text:span text:style-name="T27"> (IOException e) {</text:span></text:p>
            <text:p text:style-name="P18"><text:span text:style-name="T31"><text:s text:c="6"/></text:span><text:span text:style-name="T31">// Exception on close, ignore</text:span></text:p>
            <text:p text:style-name="P18"><text:span text:style-name="T27"><text:s text:c="4"/></text:span><text:span text:style-name="T27">}</text:span></text:p>
            <text:p text:style-name="P18"><text:span text:style-name="T27"><text:s text:c="2"/></text:span><text:span text:style-name="T27">}</text:span></text:p>
            <text:p text:style-name="P18"><text:span text:style-name="T27">}</text:span></text:p>
          </draw:text-box>
        </draw:frame>
        <draw:custom-shape draw:style-name="gr12" draw:text-style-name="P8" draw:layer="layout" svg:width="3.175cm" svg:height="2.841cm" svg:x="11.731cm" svg:y="12.28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nowit-template" presentation:presentation-page-layout-name="AL1T19">
        <office:forms form:automatic-focus="false" form:apply-design-mode="false"/>
        <draw:frame presentation:style-name="pr9" draw:text-style-name="P21" draw:layer="layout" svg:width="25.199cm" svg:height="18.848cm" svg:x="1.4cm" svg:y="0.837cm" presentation:class="title" presentation:user-transformed="true">
          <draw:text-box>
            <text:p text:style-name="P20"><text:span text:style-name="T1">Scala syntax basi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nowit-template">
        <office:forms form:automatic-focus="false" form:apply-design-mode="false"/>
        <draw:frame draw:style-name="gr13" draw:text-style-name="P23" draw:layer="layout" svg:width="5.011cm" svg:height="16.118cm" svg:x="11.495cm" svg:y="0.003cm">
          <draw:text-box>
            <text:p><text:span text:style-name="T32">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nowit-template" presentation:presentation-page-layout-name="AL3T3">
        <office:forms form:automatic-focus="false" form:apply-design-mode="false"/>
        <draw:frame presentation:style-name="pr7" draw:text-style-name="P20" draw:layer="layout" svg:width="25.199cm" svg:height="3.507cm" svg:x="1.4cm" svg:y="0.837cm" presentation:class="title">
          <draw:text-box>
            <text:p text:style-name="P20">Type definitions</text:p>
          </draw:text-box>
        </draw:frame>
        <draw:frame presentation:style-name="pr6" draw:text-style-name="P24" draw:layer="layout" svg:width="12.296cm" svg:height="13.86cm" svg:x="1.4cm" svg:y="4.914cm" presentation:class="outline" presentation:user-transformed="true">
          <draw:text-box>
            <text:p text:style-name="P24">Scala</text:p>
            <text:p text:style-name="P24"><text:span text:style-name="T33"/></text:p>
            <text:p text:style-name="P24"><text:span text:style-name="T33">s: String</text:span></text:p>
            <text:p text:style-name="P24"><text:span text:style-name="T33">i: Int</text:span></text:p>
          </draw:text-box>
        </draw:frame>
        <draw:frame presentation:style-name="pr6" draw:text-style-name="P24" draw:layer="layout" svg:width="12.296cm" svg:height="13.86cm" svg:x="14.311cm" svg:y="4.914cm" presentation:class="outline" presentation:user-transformed="true">
          <draw:text-box>
            <text:p text:style-name="P24">Java</text:p>
            <text:p text:style-name="P24"><text:span text:style-name="T33"/></text:p>
            <text:p text:style-name="P24"><text:span text:style-name="T33">String s</text:span></text:p>
            <text:p text:style-name="P24"><text:span text:style-name="T33">int i / Integer 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nowit-template" presentation:presentation-page-layout-name="AL3T3">
        <office:forms form:automatic-focus="false" form:apply-design-mode="false"/>
        <draw:frame presentation:style-name="pr7" draw:text-style-name="P20" draw:layer="layout" svg:width="25.199cm" svg:height="3.507cm" svg:x="1.4cm" svg:y="0.837cm" presentation:class="title">
          <draw:text-box>
            <text:p text:style-name="P20">Variables</text:p>
          </draw:text-box>
        </draw:frame>
        <draw:frame presentation:style-name="pr6" draw:text-style-name="P24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3"/></text:p>
            <text:p text:style-name="P24"><text:span text:style-name="T6">val s = “Hello World”</text:span></text:p>
            <text:p text:style-name="P24"><text:span text:style-name="T6"/></text:p>
            <text:p text:style-name="P24"><text:span text:style-name="T6">var i = 1</text:span></text:p>
            <text:p text:style-name="P24"><text:span text:style-name="T6"/></text:p>
            <text:p text:style-name="P24"><text:span text:style-name="T6">private var j = 3</text:span></text:p>
          </draw:text-box>
        </draw:frame>
        <draw:frame presentation:style-name="pr6" draw:text-style-name="P24" draw:layer="layout" svg:width="13.689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3"/></text:p>
            <text:p text:style-name="P24"><text:span text:style-name="T6">public final String s = “Hello World”;</text:span></text:p>
            <text:p text:style-name="P24"><text:span text:style-name="T6"/></text:p>
            <text:p text:style-name="P24"><text:span text:style-name="T6">public int i = 1;</text:span></text:p>
            <text:p text:style-name="P24"><text:span text:style-name="T6"/></text:p>
            <text:p text:style-name="P24"><text:span text:style-name="T6">private int j = 3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nowit-template" presentation:presentation-page-layout-name="AL3T3">
        <office:forms form:automatic-focus="false" form:apply-design-mode="false"/>
        <draw:frame presentation:style-name="pr4" draw:text-style-name="P20" draw:layer="layout" svg:width="25.199cm" svg:height="3.256cm" svg:x="1.4cm" svg:y="0.962cm" presentation:class="title" presentation:user-transformed="true">
          <draw:text-box>
            <text:p text:style-name="P20">Methods</text:p>
          </draw:text-box>
        </draw:frame>
        <draw:frame presentation:style-name="pr6" draw:text-style-name="P24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3"/></text:p>
            <text:p text:style-name="P24"><text:span text:style-name="T33">def add(x: Int, y: Int): Int = {</text:span></text:p>
            <text:p text:style-name="P24"><text:span text:style-name="T33"><text:s text:c="4"/></text:span><text:span text:style-name="T33">x + y</text:span></text:p>
            <text:p text:style-name="P24"><text:span text:style-name="T33">}</text:span></text:p>
            <text:p text:style-name="P24"><text:span text:style-name="T34"/></text:p>
            <text:p text:style-name="P24"><text:span text:style-name="T33">def add(x: Int, y: Int) = x + y</text:span></text:p>
            <text:p text:style-name="P24"><text:span text:style-name="T33"/></text:p>
            <text:p text:style-name="P24"><text:span text:style-name="T33">def doSomething(text: String) {</text:span></text:p>
            <text:p text:style-name="P24"><text:span text:style-name="T33">}</text:span></text:p>
          </draw:text-box>
        </draw:frame>
        <draw:frame presentation:style-name="pr6" draw:text-style-name="P24" draw:layer="layout" svg:width="13.689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3"/></text:p>
            <text:p text:style-name="P24"><text:span text:style-name="T33">public int add(int x, int y) {</text:span></text:p>
            <text:p text:style-name="P24"><text:span text:style-name="T33"><text:s text:c="4"/></text:span><text:span text:style-name="T33">return x + y;</text:span></text:p>
            <text:p text:style-name="P24"><text:span text:style-name="T33">}</text:span></text:p>
            <text:p text:style-name="P24"><text:span text:style-name="T33"/></text:p>
            <text:p text:style-name="P24"><text:span text:style-name="T33"/></text:p>
            <text:p text:style-name="P24"><text:span text:style-name="T33"/></text:p>
            <text:p text:style-name="P24"><text:span text:style-name="T33">public void doSometing(String text) {</text:span></text:p>
            <text:p text:style-name="P24"><text:span text:style-name="T3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nowit-template" presentation:presentation-page-layout-name="AL3T3">
        <office:forms form:automatic-focus="false" form:apply-design-mode="false"/>
        <draw:frame presentation:style-name="pr7" draw:layer="layout" svg:width="25.199cm" svg:height="3.507cm" svg:x="1.4cm" svg:y="0.837cm" presentation:class="title" presentation:user-transformed="true">
          <draw:text-box>
            <text:p>Methods (2)</text:p>
          </draw:text-box>
        </draw:frame>
        <draw:frame presentation:style-name="pr6" draw:layer="layout" svg:width="12.296cm" svg:height="16.486cm" svg:x="1.4cm" svg:y="4.514cm" presentation:class="outline" presentation:user-transformed="true">
          <draw:text-box>
            <text:p text:style-name="P24">Scala:</text:p>
            <text:p text:style-name="P24"><text:span text:style-name="T33"/></text:p>
            <text:p text:style-name="P24"><text:span text:style-name="T33">myObject.myMethod(1)</text:span></text:p>
            <text:p text:style-name="P24"><text:span text:style-name="T33">myObject myMethod(1)</text:span></text:p>
            <text:p text:style-name="P24"><text:span text:style-name="T33">myObject myMethod 1</text:span></text:p>
            <text:p text:style-name="P24"><text:span text:style-name="T33"/></text:p>
            <text:p text:style-name="P24"><text:span text:style-name="T33">myObject.myOtherMethod(1, 2)</text:span></text:p>
            <text:p text:style-name="P24"><text:span text:style-name="T33">myObject myOtherMethod(1, 2)</text:span></text:p>
            <text:p text:style-name="P24"><text:span text:style-name="T33"/></text:p>
            <text:p text:style-name="P24"><text:span text:style-name="T33">myObject.myMutatingMethod()</text:span></text:p>
            <text:p text:style-name="P24"><text:span text:style-name="T33">myObject.myMutatingMethod</text:span></text:p>
            <text:p text:style-name="P24"><text:span text:style-name="T33">myObject myMutatingMethod</text:span></text:p>
          </draw:text-box>
        </draw:frame>
        <draw:frame presentation:style-name="pr6" draw:layer="layout" svg:width="12.296cm" svg:height="13.86cm" svg:x="14.311cm" svg:y="4.514cm" presentation:class="outline" presentation:user-transformed="true">
          <draw:text-box>
            <text:p text:style-name="P24">Java:</text:p>
            <text:p text:style-name="P24"><text:span text:style-name="T33"/></text:p>
            <text:p text:style-name="P24"><text:span text:style-name="T33">myObject.myMethod(1);</text:span></text:p>
            <text:p text:style-name="P24"><text:span text:style-name="T33"/></text:p>
            <text:p text:style-name="P24"><text:span text:style-name="T33"/></text:p>
            <text:p text:style-name="P24"><text:span text:style-name="T33"/></text:p>
            <text:p text:style-name="P24"><text:span text:style-name="T33">myObject.myOtherMethod(1, 2);</text:span></text:p>
            <text:p text:style-name="P24"><text:span text:style-name="T33"/></text:p>
            <text:p text:style-name="P24"><text:span text:style-name="T33"/></text:p>
            <text:p text:style-name="P24"><text:span text:style-name="T33">myObject.myMutatingMethod(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knowit-template" presentation:presentation-page-layout-name="AL3T3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Methods (3)</text:p>
          </draw:text-box>
        </draw:frame>
        <draw:frame presentation:style-name="pr6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3"/></text:p>
            <text:p text:style-name="P24"><text:span text:style-name="T33">override def toString = ...</text:span></text:p>
          </draw:text-box>
        </draw:frame>
        <draw:frame presentation:style-name="pr6" draw:layer="layout" svg:width="12.296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3"/></text:p>
            <text:p text:style-name="P24"><text:span text:style-name="T33">@Override</text:span></text:p>
            <text:p text:style-name="P24"><text:span text:style-name="T33">public String toString() {...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knowit-template" presentation:presentation-page-layout-name="AL3T3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 text:style-name="P20">Classes and constructors</text:p>
          </draw:text-box>
        </draw:frame>
        <draw:frame presentation:style-name="pr11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3"/></text:p>
            <text:p text:style-name="P24"><text:span text:style-name="T33">class Person(val name: String)</text:span></text:p>
          </draw:text-box>
        </draw:frame>
        <draw:frame presentation:style-name="pr11" draw:layer="layout" svg:width="12.296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3"/></text:p>
            <text:p text:style-name="P24"><text:span text:style-name="T33">public class Person {</text:span></text:p>
            <text:p text:style-name="P25"><text:span text:style-name="T35">private final String name;</text:span></text:p>
            <text:p text:style-name="P25"><text:span text:style-name="T35">public Person(String name) {</text:span></text:p>
            <text:p text:style-name="P26"><text:span text:style-name="T35">this.name = name;</text:span></text:p>
            <text:p text:style-name="P25"><text:span text:style-name="T35">}</text:span></text:p>
            <text:p text:style-name="P25"><text:span text:style-name="T35">public String getName() {</text:span></text:p>
            <text:p text:style-name="P26"><text:span text:style-name="T35">return name;</text:span></text:p>
            <text:p text:style-name="P25"><text:span text:style-name="T35">}</text:span></text:p>
            <text:p text:style-name="P24"><text:span text:style-name="T3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knowit-template" presentation:presentation-page-layout-name="AL3T3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 text:style-name="P20">Traits (= Interface + Mixin)</text:p>
          </draw:text-box>
        </draw:frame>
        <draw:frame presentation:style-name="pr11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3"/></text:p>
            <text:p text:style-name="P24"><text:span text:style-name="T33">trait Shape {</text:span></text:p>
            <text:p text:style-name="P25"><text:span text:style-name="T35">def area: Double</text:span></text:p>
            <text:p text:style-name="P24"><text:span text:style-name="T33">}</text:span></text:p>
            <text:p text:style-name="P24"><text:span text:style-name="T33"/></text:p>
            <text:p text:style-name="P24"><text:span text:style-name="T33">class Circle extends Object with Shape</text:span></text:p>
          </draw:text-box>
        </draw:frame>
        <draw:frame presentation:style-name="pr11" draw:layer="layout" svg:width="12.296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3"/></text:p>
            <text:p text:style-name="P24"><text:span text:style-name="T33">interface Shape {</text:span></text:p>
            <text:p text:style-name="P25"><text:span text:style-name="T35">public double area();</text:span></text:p>
            <text:p text:style-name="P24"><text:span text:style-name="T33">}</text:span></text:p>
            <text:p text:style-name="P24"><text:span text:style-name="T33"/></text:p>
            <text:p text:style-name="P24"><text:span text:style-name="T33">public class Circle extends Object implements Shap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knowit-template" presentation:presentation-page-layout-name="AL3T3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 text:style-name="P20">No “static” in Scala</text:p>
          </draw:text-box>
        </draw:frame>
        <draw:frame presentation:style-name="pr11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3"/></text:p>
            <text:p text:style-name="P24"><text:span text:style-name="T33">object PersonUtil {</text:span></text:p>
            <text:p text:style-name="P25"><text:span text:style-name="T35">val AgeLimit = 18</text:span></text:p>
            <text:p text:style-name="P25"><text:span text:style-name="T35"/></text:p>
            <text:p text:style-name="P25"><text:span text:style-name="T35">def countPersons(persons: List[Person]) = ...</text:span></text:p>
            <text:p text:style-name="P24"><text:span text:style-name="T33">}</text:span></text:p>
          </draw:text-box>
        </draw:frame>
        <draw:frame presentation:style-name="pr11" draw:layer="layout" svg:width="12.296cm" svg:height="14.771cm" svg:x="14.311cm" svg:y="4.914cm" presentation:class="outline" presentation:user-transformed="true">
          <draw:text-box>
            <text:p text:style-name="P24">Java:</text:p>
            <text:p text:style-name="P24"><text:span text:style-name="T33"/></text:p>
            <text:p text:style-name="P24"><text:span text:style-name="T33">public class PersonUtil {</text:span></text:p>
            <text:p text:style-name="P25"><text:span text:style-name="T35">public static final int AGE_LIMIT = 18;</text:span></text:p>
            <text:p text:style-name="P25"><text:span text:style-name="T35"/></text:p>
            <text:p text:style-name="P25"><text:span text:style-name="T35">public static int countPersons(List&lt;Person&gt; </text:span><text:span text:style-name="T35"><text:tab/></text:span><text:span text:style-name="T35">persons) {</text:span></text:p>
            <text:p text:style-name="P26"><text:span text:style-name="T35">...</text:span></text:p>
            <text:p text:style-name="P25"><text:span text:style-name="T35">}</text:span></text:p>
            <text:p text:style-name="P24"><text:span text:style-name="T33">}</text:span></text:p>
            <text:p text:style-name="P24"><text:span text:style-name="T3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knowit-template" presentation:presentation-page-layout-name="AL3T3">
        <office:forms form:automatic-focus="false" form:apply-design-mode="false"/>
        <draw:frame presentation:style-name="pr10" draw:layer="layout" svg:width="25.199cm" svg:height="3.256cm" svg:x="1.4cm" svg:y="0.962cm" presentation:class="title">
          <draw:text-box>
            <text:p text:style-name="P20">if-then-else</text:p>
          </draw:text-box>
        </draw:frame>
        <draw:frame presentation:style-name="pr11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3"/></text:p>
            <text:p text:style-name="P24"><text:span text:style-name="T33">if (foo) {</text:span></text:p>
            <text:p text:style-name="P25"><text:span text:style-name="T35">...</text:span></text:p>
            <text:p text:style-name="P24"><text:span text:style-name="T33">} else if (bar) {</text:span></text:p>
            <text:p text:style-name="P25"><text:span text:style-name="T35">...</text:span></text:p>
            <text:p text:style-name="P24"><text:span text:style-name="T33">} else {</text:span></text:p>
            <text:p text:style-name="P25"><text:span text:style-name="T35">...</text:span></text:p>
            <text:p text:style-name="P24"><text:span text:style-name="T33">}</text:span></text:p>
          </draw:text-box>
        </draw:frame>
        <draw:frame presentation:style-name="pr11" draw:layer="layout" svg:width="12.296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3"/></text:p>
            <text:p text:style-name="P24"><text:span text:style-name="T33">if (foo) {</text:span></text:p>
            <text:p text:style-name="P25"><text:span text:style-name="T35">...</text:span></text:p>
            <text:p text:style-name="P24"><text:span text:style-name="T33">} else if (bar) {</text:span></text:p>
            <text:p text:style-name="P25"><text:span text:style-name="T35">...</text:span></text:p>
            <text:p text:style-name="P24"><text:span text:style-name="T33">} else {</text:span></text:p>
            <text:p text:style-name="P25"><text:span text:style-name="T35">...</text:span></text:p>
            <text:p text:style-name="P24"><text:span text:style-name="T3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knowit-template" presentation:presentation-page-layout-name="AL3T3">
        <office:forms form:automatic-focus="false" form:apply-design-mode="false"/>
        <draw:frame presentation:style-name="pr4" draw:text-style-name="P20" draw:layer="layout" svg:width="25.199cm" svg:height="3.256cm" svg:x="1.4cm" svg:y="0.962cm" presentation:class="title" presentation:user-transformed="true">
          <draw:text-box>
            <text:p text:style-name="P20">For-loops</text:p>
          </draw:text-box>
        </draw:frame>
        <draw:frame presentation:style-name="pr6" draw:text-style-name="P24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3"/></text:p>
            <text:p text:style-name="P24"><text:span text:style-name="T33">for (i &lt;- 0 to 3) {</text:span></text:p>
            <text:p text:style-name="P24"><text:span text:style-name="T33"><text:s text:c="4"/></text:span><text:span text:style-name="T33">...</text:span></text:p>
            <text:p text:style-name="P24"><text:span text:style-name="T33">}</text:span></text:p>
            <text:p text:style-name="P24"><text:span text:style-name="T33"/></text:p>
            <text:p text:style-name="P24"><text:span text:style-name="T33">for (s &lt;- args) println(s)</text:span></text:p>
          </draw:text-box>
        </draw:frame>
        <draw:frame presentation:style-name="pr6" draw:text-style-name="P24" draw:layer="layout" svg:width="12.296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3"/></text:p>
            <text:p text:style-name="P24"><text:span text:style-name="T33">for (int i = 0; i &lt; 4; i++) {</text:span></text:p>
            <text:p text:style-name="P24"><text:span text:style-name="T33"><text:s text:c="4"/></text:span><text:span text:style-name="T33">...</text:span></text:p>
            <text:p text:style-name="P24"><text:span text:style-name="T33">}</text:span></text:p>
            <text:p text:style-name="P24"><text:span text:style-name="T33"/></text:p>
            <text:p text:style-name="P24"><text:span text:style-name="T33">for (String s : args) {</text:span></text:p>
            <text:p text:style-name="P24"><text:span text:style-name="T33"><text:s text:c="4"/></text:span><text:span text:style-name="T33">System.out.println(s);</text:span></text:p>
            <text:p text:style-name="P24"><text:span text:style-name="T3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knowit-template" presentation:presentation-page-layout-name="AL3T3">
        <office:forms form:automatic-focus="false" form:apply-design-mode="false"/>
        <draw:frame presentation:style-name="pr10" draw:layer="layout" svg:width="25.199cm" svg:height="3.256cm" svg:x="1.4cm" svg:y="0.962cm" presentation:class="title" presentation:user-transformed="true">
          <draw:text-box>
            <text:p text:style-name="P20">While-loops</text:p>
          </draw:text-box>
        </draw:frame>
        <draw:frame presentation:style-name="pr11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3"/></text:p>
            <text:p text:style-name="P24"><text:span text:style-name="T33">while (true) {</text:span></text:p>
            <text:p text:style-name="P25"><text:span text:style-name="T35">...</text:span></text:p>
            <text:p text:style-name="P24"><text:span text:style-name="T33">}</text:span></text:p>
            <text:p text:style-name="P24"><text:span text:style-name="T33"/></text:p>
          </draw:text-box>
        </draw:frame>
        <draw:frame presentation:style-name="pr11" draw:layer="layout" svg:width="12.296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3"/></text:p>
            <text:p text:style-name="P24"><text:span text:style-name="T33">while (true) {</text:span></text:p>
            <text:p text:style-name="P25"><text:span text:style-name="T35">...</text:span></text:p>
            <text:p text:style-name="P24"><text:span text:style-name="T3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knowit-template" presentation:presentation-page-layout-name="AL3T3">
        <office:forms form:automatic-focus="false" form:apply-design-mode="false"/>
        <draw:frame presentation:style-name="pr10" draw:layer="layout" svg:width="25.199cm" svg:height="3.256cm" svg:x="1.4cm" svg:y="0.962cm" presentation:class="title">
          <draw:text-box>
            <text:p text:style-name="P20">Exceptions</text:p>
          </draw:text-box>
        </draw:frame>
        <draw:frame presentation:style-name="pr11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3"/></text:p>
            <text:p text:style-name="P24"><text:span text:style-name="T33">throw new Exception(“...”)</text:span></text:p>
            <text:p text:style-name="P24"><text:span text:style-name="T33"/></text:p>
            <text:p text:style-name="P24"><text:span text:style-name="T33">try {</text:span></text:p>
            <text:p text:style-name="P24"><text:span text:style-name="T33">} catch {</text:span></text:p>
            <text:p text:style-name="P25"><text:span text:style-name="T35">case e: IOException =&gt; ...</text:span></text:p>
            <text:p text:style-name="P24"><text:span text:style-name="T33">} finally {</text:span></text:p>
            <text:p text:style-name="P24"><text:span text:style-name="T33">}</text:span></text:p>
          </draw:text-box>
        </draw:frame>
        <draw:frame presentation:style-name="pr11" draw:layer="layout" svg:width="12.296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3"/></text:p>
            <text:p text:style-name="P24"><text:span text:style-name="T33">throw new Exception(“...”)</text:span></text:p>
            <text:p text:style-name="P24"><text:span text:style-name="T33"/></text:p>
            <text:p text:style-name="P24"><text:span text:style-name="T33">try {</text:span></text:p>
            <text:p text:style-name="P24"><text:span text:style-name="T33">} catch (IOException e) {</text:span></text:p>
            <text:p text:style-name="P25"><text:span text:style-name="T35">...</text:span></text:p>
            <text:p text:style-name="P24"><text:span text:style-name="T33">} finally {</text:span></text:p>
            <text:p text:style-name="P24"><text:span text:style-name="T3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knowit-template" presentation:presentation-page-layout-name="AL3T3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Varargs</text:p>
          </draw:text-box>
        </draw:frame>
        <draw:frame presentation:style-name="pr6" draw:text-style-name="P28" draw:layer="layout" svg:width="13.84cm" svg:height="13.86cm" svg:x="0.2cm" svg:y="5.014cm" presentation:class="outline" presentation:user-transformed="true">
          <draw:text-box>
            <text:p text:style-name="P27"><text:span text:style-name="T36">def foo(values: String*){ }</text:span></text:p>
            <text:p text:style-name="P27"><text:span text:style-name="T36"/></text:p>
            <text:p text:style-name="P27"><text:span text:style-name="T36"/></text:p>
            <text:p text:style-name="P27"><text:span text:style-name="T36">foo("bar", "baz")</text:span></text:p>
            <text:p text:style-name="P27"><text:span text:style-name="T36"/></text:p>
            <text:p text:style-name="P27"><text:span text:style-name="T36"/></text:p>
            <text:p text:style-name="P27"><text:span text:style-name="T36">val arr = Array("bar", "baz")</text:span></text:p>
            <text:p text:style-name="P27"><text:span text:style-name="T36">foo(arr: _*)</text:span></text:p>
          </draw:text-box>
        </draw:frame>
        <draw:frame presentation:style-name="pr6" draw:text-style-name="P28" draw:layer="layout" svg:width="15.875cm" svg:height="13.86cm" svg:x="12.097cm" svg:y="5.035cm" presentation:class="outline" presentation:user-transformed="true">
          <draw:text-box>
            <text:p text:style-name="P27"><text:span text:style-name="T36">public void foo(String... values){ }</text:span></text:p>
            <text:p text:style-name="P27"><text:span text:style-name="T36"/></text:p>
            <text:p text:style-name="P27"><text:span text:style-name="T36"/></text:p>
            <text:p text:style-name="P27"><text:span text:style-name="T36">foo("bar", "baz");</text:span></text:p>
            <text:p text:style-name="P27"><text:span text:style-name="T36"/></text:p>
            <text:p text:style-name="P27"><text:span text:style-name="T36"/></text:p>
            <text:p text:style-name="P27"><text:span text:style-name="T36">String[] arr = new String[]{"bar", "baz"}</text:span></text:p>
            <text:p text:style-name="P27"><text:span text:style-name="T36">foo(arr);</text:span></text:p>
            <text:p text:style-name="P27"><text:span text:style-name="T36"/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knowit-template" presentation:presentation-page-layout-name="AL2T1">
        <office:forms form:automatic-focus="false" form:apply-design-mode="false"/>
        <draw:frame presentation:style-name="pr12" draw:text-style-name="P20" draw:layer="layout" svg:width="25.199cm" svg:height="3.507cm" svg:x="1.4cm" svg:y="0.837cm" presentation:class="title" presentation:user-transformed="true">
          <draw:text-box>
            <text:p text:style-name="P20">(Almost) everything is an expression</text:p>
          </draw:text-box>
        </draw:frame>
        <draw:frame presentation:style-name="pr11" draw:layer="layout" svg:width="25.905cm" svg:height="13.86cm" svg:x="1.4cm" svg:y="4.914cm" presentation:class="outline" presentation:user-transformed="true">
          <draw:text-box>
            <text:p text:style-name="P24">val res = if (foo) x else y</text:p>
            <text:p text:style-name="P24"/>
            <text:p text:style-name="P24">val res = for (i &lt;- 1 to 10) yield i <text:s text:c="3"/>// List(1, ..., 10)</text:p>
            <text:p text:style-name="P24"/>
            <text:p text:style-name="P24">val res = try { x } catch { ...; y } finally { } <text:s/>// x eller y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knowit-template" presentation:presentation-page-layout-name="AL3T3">
        <office:forms form:automatic-focus="false" form:apply-design-mode="false"/>
        <draw:frame presentation:style-name="pr4" draw:text-style-name="P20" draw:layer="layout" svg:width="25.199cm" svg:height="3.256cm" svg:x="1.4cm" svg:y="0.962cm" presentation:class="title">
          <draw:text-box>
            <text:p text:style-name="P20">Collections – List</text:p>
          </draw:text-box>
        </draw:frame>
        <draw:frame presentation:style-name="pr6" draw:text-style-name="P24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3"/></text:p>
            <text:p text:style-name="P24"><text:span text:style-name="T33">val numbers = List(1, 2, 3)</text:span></text:p>
            <text:p text:style-name="P24"><text:span text:style-name="T33"/></text:p>
            <text:p text:style-name="P24"><text:span text:style-name="T33">val numbers = 1 :: 2 :: 3 :: Nil</text:span></text:p>
            <text:p text:style-name="P24"><text:span text:style-name="T33"/></text:p>
            <text:p text:style-name="P24"><text:span text:style-name="T33"/></text:p>
            <text:p text:style-name="P24"><text:span text:style-name="T33"/></text:p>
            <text:p text:style-name="P24"><text:span text:style-name="T33">numbers(0)</text:span></text:p>
            <text:p text:style-name="P24"><text:span text:style-name="T33">=&gt; 1</text:span></text:p>
          </draw:text-box>
        </draw:frame>
        <draw:frame presentation:style-name="pr6" draw:text-style-name="P24" draw:layer="layout" svg:width="12.296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3"/></text:p>
            <text:p text:style-name="P24"><text:span text:style-name="T33">List&lt;Integer&gt; numbers = </text:span></text:p>
            <text:p text:style-name="P24"><text:span text:style-name="T33"><text:s text:c="4"/></text:span><text:span text:style-name="T33">new ArrayList&lt;Integer&gt;();</text:span></text:p>
            <text:p text:style-name="P24"><text:span text:style-name="T33">numbers.add(1);</text:span></text:p>
            <text:p text:style-name="P24"><text:span text:style-name="T33">numbers.add(2);</text:span></text:p>
            <text:p text:style-name="P24"><text:span text:style-name="T33">numbers.add(3);</text:span></text:p>
            <text:p text:style-name="P24"><text:span text:style-name="T33"/></text:p>
            <text:p text:style-name="P24"><text:span text:style-name="T33">numbers.get(0);</text:span></text:p>
            <text:p text:style-name="P24"><text:span text:style-name="T33">=&gt;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knowit-template" presentation:presentation-page-layout-name="AL3T3">
        <office:forms form:automatic-focus="false" form:apply-design-mode="false"/>
        <draw:frame presentation:style-name="pr4" draw:text-style-name="P20" draw:layer="layout" svg:width="25.199cm" svg:height="3.256cm" svg:x="1.4cm" svg:y="0.962cm" presentation:class="title">
          <draw:text-box>
            <text:p text:style-name="P20">Collections – Map</text:p>
          </draw:text-box>
        </draw:frame>
        <draw:frame presentation:style-name="pr6" draw:text-style-name="P24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3"/></text:p>
            <text:p text:style-name="P24"><text:span text:style-name="T33">var m = Map(1 -&gt; “apple”)</text:span></text:p>
            <text:p text:style-name="P24"><text:span text:style-name="T33">m += 2 -&gt; “orange”</text:span></text:p>
            <text:p text:style-name="P24"><text:span text:style-name="T33"/></text:p>
            <text:p text:style-name="P24"><text:span text:style-name="T33"/></text:p>
            <text:p text:style-name="P24"><text:span text:style-name="T33"/></text:p>
            <text:p text:style-name="P24"><text:span text:style-name="T33">m(1)</text:span></text:p>
            <text:p text:style-name="P24"><text:span text:style-name="T33">=&gt; “apple”</text:span></text:p>
          </draw:text-box>
        </draw:frame>
        <draw:frame presentation:style-name="pr6" draw:text-style-name="P24" draw:layer="layout" svg:width="12.296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3"/></text:p>
            <text:p text:style-name="P24"><text:span text:style-name="T33">Map&lt;Int, String&gt; m = </text:span></text:p>
            <text:p text:style-name="P24"><text:span text:style-name="T33"><text:s text:c="4"/></text:span><text:span text:style-name="T33">new HashMap&lt;Int, String&gt;();</text:span></text:p>
            <text:p text:style-name="P24"><text:span text:style-name="T33">m.put(1, “apple”);</text:span></text:p>
            <text:p text:style-name="P24"><text:span text:style-name="T33">m.put(2, “orange”);</text:span></text:p>
            <text:p text:style-name="P24"><text:span text:style-name="T33"/></text:p>
            <text:p text:style-name="P24"><text:span text:style-name="T33">m.get(1);</text:span></text:p>
            <text:p text:style-name="P24"><text:span text:style-name="T33">=&gt; app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knowit-template" presentation:presentation-page-layout-name="AL3T3">
        <office:forms form:automatic-focus="false" form:apply-design-mode="false"/>
        <draw:frame presentation:style-name="pr4" draw:text-style-name="P20" draw:layer="layout" svg:width="25.199cm" svg:height="3.256cm" svg:x="1.4cm" svg:y="0.962cm" presentation:class="title">
          <draw:text-box>
            <text:p text:style-name="P20">Generics</text:p>
          </draw:text-box>
        </draw:frame>
        <draw:frame presentation:style-name="pr6" draw:text-style-name="P24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3"/></text:p>
            <text:p text:style-name="P24"><text:span text:style-name="T33">List[String]</text:span></text:p>
          </draw:text-box>
        </draw:frame>
        <draw:frame presentation:style-name="pr6" draw:text-style-name="P24" draw:layer="layout" svg:width="12.296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3"/></text:p>
            <text:p text:style-name="P24"><text:span text:style-name="T33">List&lt;String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knowit-template" presentation:presentation-page-layout-name="AL3T3">
        <office:forms form:automatic-focus="false" form:apply-design-mode="false"/>
        <draw:frame presentation:style-name="pr12" draw:text-style-name="P20" draw:layer="layout" svg:width="25.199cm" svg:height="3.507cm" svg:x="1.4cm" svg:y="0.837cm" presentation:class="title" presentation:user-transformed="true">
          <draw:text-box>
            <text:p text:style-name="P20">Tuples</text:p>
          </draw:text-box>
        </draw:frame>
        <draw:frame presentation:style-name="pr11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3"/></text:p>
            <text:p text:style-name="P24"><text:span text:style-name="T33">val tuple: Tuple2[Int, String] = </text:span></text:p>
            <text:p text:style-name="P25"><text:span text:style-name="T35">(1, “apple”)</text:span></text:p>
            <text:p text:style-name="P25"><text:span text:style-name="T35"/></text:p>
            <text:p text:style-name="P24"><text:span text:style-name="T33">val quadruple = </text:span></text:p>
            <text:p text:style-name="P25"><text:span text:style-name="T35">(2, “orange”, 0.5d, false)</text:span></text:p>
          </draw:text-box>
        </draw:frame>
        <draw:frame presentation:style-name="pr11" draw:layer="layout" svg:width="13.629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3"/></text:p>
            <text:p text:style-name="P24"><text:span text:style-name="T33">Pair&lt;Integer, String&gt; tuple = </text:span><text:span text:style-name="T35">new Pair&lt;Integer, String&gt;(1, “apple”)</text:span></text:p>
            <text:p text:style-name="P25"><text:span text:style-name="T35"/></text:p>
            <text:p text:style-name="P24"><text:span text:style-name="T33"/></text:p>
            <text:p text:style-name="P24"><text:span text:style-name="T33">... yeah right... ;-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knowit-template" presentation:presentation-page-layout-name="AL3T3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Packages</text:p>
          </draw:text-box>
        </draw:frame>
        <draw:frame presentation:style-name="pr6" draw:layer="layout" svg:width="12.296cm" svg:height="13.86cm" svg:x="1.4cm" svg:y="4.914cm" presentation:class="outline" presentation:user-transformed="true">
          <draw:text-box>
            <text:p text:style-name="P24">Scala:</text:p>
            <text:p text:style-name="P24"><text:span text:style-name="T33"/></text:p>
            <text:p text:style-name="P24"><text:span text:style-name="T33">package mypackage</text:span></text:p>
            <text:p text:style-name="P24"><text:span text:style-name="T33">...</text:span></text:p>
          </draw:text-box>
        </draw:frame>
        <draw:frame presentation:style-name="pr6" draw:layer="layout" svg:width="12.296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3"/></text:p>
            <text:p text:style-name="P24"><text:span text:style-name="T33">package mypackage;</text:span></text:p>
            <text:p text:style-name="P24"><text:span text:style-name="T33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knowit-template" presentation:presentation-page-layout-name="AL3T3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Imports</text:p>
          </draw:text-box>
        </draw:frame>
        <draw:frame presentation:style-name="pr6" draw:layer="layout" svg:width="15.745cm" svg:height="13.86cm" svg:x="1.4cm" svg:y="4.914cm" presentation:class="outline" presentation:user-transformed="true">
          <draw:text-box>
            <text:p text:style-name="P24">Scala:</text:p>
            <text:p text:style-name="P24"><text:span text:style-name="T33"/></text:p>
            <text:p text:style-name="P24"><text:span text:style-name="T33">import java.util.{List, ArrayList}</text:span></text:p>
            <text:p text:style-name="P24"><text:span text:style-name="T33"/></text:p>
            <text:p text:style-name="P24"><text:span text:style-name="T33"/></text:p>
            <text:p text:style-name="P24"><text:span text:style-name="T33">import java.io._</text:span></text:p>
            <text:p text:style-name="P24"><text:span text:style-name="T37"/></text:p>
            <text:p text:style-name="P24"><text:span text:style-name="T37">import java.sql.{Date =&gt; SDate}</text:span></text:p>
          </draw:text-box>
        </draw:frame>
        <draw:frame presentation:style-name="pr6" draw:layer="layout" svg:width="12.296cm" svg:height="13.86cm" svg:x="14.311cm" svg:y="4.914cm" presentation:class="outline" presentation:user-transformed="true">
          <draw:text-box>
            <text:p text:style-name="P24">Java:</text:p>
            <text:p text:style-name="P24"><text:span text:style-name="T33"/></text:p>
            <text:p text:style-name="P24"><text:span text:style-name="T33">import java.util.List</text:span></text:p>
            <text:p text:style-name="P24"><text:span text:style-name="T33">import java.util.ArrayList</text:span></text:p>
            <text:p text:style-name="P24"><text:span text:style-name="T33"/></text:p>
            <text:p text:style-name="P24"><text:span text:style-name="T33">import java.io.*</text:span></text:p>
            <text:p text:style-name="P24"><text:span text:style-name="T33"/></text:p>
            <text:p text:style-name="P24"><text:span text:style-name="T33">??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knowit-template" presentation:presentation-page-layout-name="AL2T1">
        <office:forms form:automatic-focus="false" form:apply-design-mode="false"/>
        <draw:frame presentation:style-name="pr7" draw:layer="layout" svg:width="25.199cm" svg:height="3.507cm" svg:x="1.4cm" svg:y="0.837cm" presentation:class="title">
          <draw:text-box>
            <text:p>IDE support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Eclipse</text:p>
                <text:list>
                  <text:list-item>
                    <text:p>Edit, debug, code completion...</text:p>
                  </text:list-item>
                  <text:list-item>
                    <text:p>Mixed Java/Scala projects</text:p>
                  </text:list-item>
                  <text:list-item>
                    <text:p>No refactoring (yet)</text:p>
                  </text:list-item>
                </text:list>
              </text:list-item>
              <text:list-item>
                <text:p>IntelliJ</text:p>
              </text:list-item>
              <text:list-item>
                <text:p>Netbea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knowit-template" presentation:presentation-page-layout-name="AL3T3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o's using Scala</text:p>
          </draw:text-box>
        </draw:frame>
        <draw:frame draw:style-name="gr14" draw:text-style-name="P8" draw:layer="layout" svg:width="5.926cm" svg:height="1.454cm" svg:x="4.234cm" svg:y="5.531cm">
          <draw:image xlink:href="../../../../../../tmp/downloads/logo.png" xlink:type="simple" xlink:show="embed" xlink:actuate="onLoad">
            <text:p/>
          </draw:image>
        </draw:frame>
        <draw:frame draw:style-name="gr14" draw:text-style-name="P8" draw:layer="layout" svg:width="4.418cm" svg:height="1.269cm" svg:x="4.472cm" svg:y="8.89cm">
          <draw:image xlink:href="../../../../../../tmp/downloads/headerLogo.png" xlink:type="simple" xlink:show="embed" xlink:actuate="onLoad">
            <text:p/>
          </draw:image>
        </draw:frame>
        <draw:frame draw:style-name="gr14" draw:text-style-name="P8" draw:layer="layout" svg:width="9.525cm" svg:height="3.559cm" svg:x="5.745cm" svg:y="11.681cm">
          <draw:image xlink:href="../../../../../../tmp/downloads/liftweb-logo-single-big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0%" fo:padding-top="0.125cm" fo:padding-bottom="0.125cm" fo:padding-left="0.25cm" fo:padding-right="0.25cm" draw:shadow="hidden" draw:shadow-offset-x="0.3cm" draw:shadow-offset-y="0.3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nowit-template" style:page-layout-name="PM1" draw:style-name="Mdp1"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5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creation-date>2009-09-20T11:02:00</meta:creation-date>
    <meta:editing-duration>PT08H45M31S</meta:editing-duration>
    <meta:editing-cycles>72</meta:editing-cycles>
    <meta:generator>OpenOffice.org/3.1$Win32 OpenOffice.org_project/310m19$Build-9420</meta:generator>
    <meta:initial-creator>Alf Kristian Støyle</meta:initial-creator>
    <dc:date>2010-03-23T19:02:37.39</dc:date>
    <dc:creator>Kevin Esler</dc:creator>
    <meta:document-statistic meta:object-count="213"/>
  </office:meta>
</office:document-meta>
</file>